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042a08" officeooo:paragraph-rsid="00042a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buntu</text:p>
      <text:p text:style-name="P1">Open Sans</text:p>
      <text:p text:style-name="P1"/>
      <text:p text:style-name="P1"/>
      <text:p text:style-name="P1"/>
      <text:p text:style-name="P1">Nunito Sans</text:p>
      <text:p text:style-name="P1">Roboto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6:09:10.204505906</meta:creation-date>
    <dc:date>2018-02-23T18:04:09.025676087</dc:date>
    <meta:editing-duration>PT1H44M48S</meta:editing-duration>
    <meta:editing-cycles>1</meta:editing-cycles>
    <meta:document-statistic meta:table-count="0" meta:image-count="0" meta:object-count="0" meta:page-count="1" meta:paragraph-count="4" meta:word-count="6" meta:character-count="32" meta:non-whitespace-character-count="30"/>
    <meta:generator>LibreOffice/5.3.7.2.0$Linux_X86_64 LibreOffice_project/30m0$Build-2</meta:generator>
  </office:meta>
</office:document-meta>
</file>